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brechnung „Rosa Luna“ Mollis 201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Zahlende</text:p>
          </table:table-cell>
          <table:table-cell table:style-name="ce1" office:value-type="string" calcext:value-type="string">
            <text:p>Eingeladene</text:p>
          </table:table-cell>
          <table:table-cell table:style-name="ce1" office:value-type="string" calcext:value-type="string">
            <text:p>Einahmen</text:p>
          </table:table-cell>
          <table:table-cell table:style-name="ce1" office:value-type="string" calcext:value-type="string">
            <text:p>Pro Gast</text:p>
          </table:table-cell>
        </table:table-row>
        <table:table-row table:style-name="ro1">
          <table:table-cell table:style-name="ce1"/>
          <table:table-cell table:number-columns-repeated="2" table:style-name="ce1" office:value-type="string" calcext:value-type="string">
            <text:p>Gäste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table:formula="of:=ROUNDDOWN([.D6]/[.B6];1)"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date" office:date-value="2017-07-08" calcext:value-type="date">
            <text:p>08.07.1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85" calcext:value-type="float">
            <text:p>385</text:p>
          </table:table-cell>
          <table:table-cell table:formula="of:=ROUNDDOWN([.D7]/[.B7];1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date" office:date-value="2017-08-19" calcext:value-type="date">
            <text:p>19.08.1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2" calcext:value-type="float">
            <text:p>452</text:p>
          </table:table-cell>
          <table:table-cell table:formula="of:=ROUNDDOWN([.D8]/[.B8];1)" office:value-type="float" office:value="12.2" calcext:value-type="float">
            <text:p>12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Zwischentotal</text:p>
          </table:table-cell>
          <table:table-cell/>
          <table:table-cell table:formula="of:=SUM([.D6:.D8])" office:value-type="float" office:value="1527" calcext:value-type="float">
            <text:p>15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 3 * 100 <text:span text:style-name="T1">(</text:span>von Sponsoring<text:span text:style-name="T1">)</text:span>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Einnahmen</text:p>
          </table:table-cell>
          <table:table-cell/>
          <table:table-cell table:formula="of:=[.D10]+[.D11]" office:value-type="float" office:value="1827" calcext:value-type="float">
            <text:p>18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eil Filmkooperative (30 %)</text:p>
          </table:table-cell>
          <table:table-cell/>
          <table:table-cell table:style-name="ce3" table:formula="of:=ROUND([.D12]*0.3;0)" office:value-type="float" office:value="548" calcext:value-type="float">
            <text:p>5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.00.0000</text:date>, <text:time style:data-style-name="N2" text:time-value="21:02:36.1162834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0:30:51.189529247</meta:creation-date>
    <dc:date>2017-08-21T21:07:41.464680508</dc:date>
    <meta:editing-duration>PT20M22S</meta:editing-duration>
    <meta:editing-cycles>3</meta:editing-cycles>
    <meta:generator>LibreOffice/5.2.7.2$Linux_X86_64 LibreOffice_project/20m0$Build-2</meta:generator>
    <meta:document-statistic meta:table-count="1" meta:cell-count="31" meta:object-count="0"/>
  </office:meta>
</office:document-meta>
</file>